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66b4" officeooo:paragraph-rsid="001f66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w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3:02:52.265082409</meta:creation-date>
    <dc:date>2016-11-10T13:03:19.676951065</dc:date>
    <meta:editing-duration>PT28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  <meta:generator>LibreOffice/4.4.2.2$Linux_x86 LibreOffice_project/40m0$Build-2</meta:generator>
  </office:meta>
</office:document-meta>
</file>